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C8000002002556B313.png"/>
  <manifest:file-entry manifest:media-type="image/png" manifest:full-path="Pictures/100002010000064000000640F3032BB5.png"/>
  <manifest:file-entry manifest:media-type="image/png" manifest:full-path="Pictures/100002010000012C000000CE62D766E1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5.399cm" svg:height="10.625cm" svg:x="2.7cm" svg:y="4.8cm">
          <draw:image xlink:href="Pictures/100002010000012C000000CE62D766E1.png" xlink:type="simple" xlink:show="embed" xlink:actuate="onLoad">
            <text:p/>
          </draw:image>
        </draw:frame>
        <draw:frame draw:style-name="gr1" draw:text-style-name="P1" draw:layer="layout" svg:width="5.682cm" svg:height="5.682cm" draw:transform="rotate (0.562694150842866) translate (5.063cm 1.594cm)">
          <draw:image xlink:href="Pictures/100002010000064000000640F3032BB5.png" xlink:type="simple" xlink:show="embed" xlink:actuate="onLoad">
            <text:p/>
          </draw:image>
        </draw:frame>
        <draw:frame draw:style-name="gr1" draw:text-style-name="P1" draw:layer="layout" svg:width="7.6cm" svg:height="7.9cm" svg:x="0.2cm" svg:y="0.6cm">
          <draw:image xlink:href="Pictures/10000201000001C8000002002556B31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leonora Cagli</meta:initial-creator>
    <meta:creation-date>2018-11-06T22:41:05</meta:creation-date>
    <dc:date>2018-11-06T22:56:39</dc:date>
    <dc:creator>Eleonora Cagli</dc:creator>
    <meta:editing-duration>PT10S</meta:editing-duration>
    <meta:editing-cycles>1</meta:editing-cycles>
    <meta:document-statistic meta:object-count="3"/>
    <meta:generator>OpenOffice/4.1.3$Unix OpenOffice.org_project/413m1$Build-9783</meta:generator>
  </office:meta>
</office:document-meta>
</file>